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port</text:span></text:h>
      <text:h text:style-name="Heading_20_4" text:outline-level="4"><text:span text:style-name="Strong_20_Emphasis">1. Types of Sports</text:span></text:h>
      <text:list text:style-name="L1">
        <text:list-item>
          <text:p text:style-name="P1"><text:span text:style-name="Strong_20_Emphasis">Team Sports:</text:span> Played by groups of people working together toward a common goal. Examples include:</text:p>
          <text:list>
            <text:list-item>
              <text:p text:style-name="P2"><text:span text:style-name="Strong_20_Emphasis">Football (Soccer):</text:span> The world's most popular sport, played on a rectangular field with goals at each end. </text:p>
            </text:list-item>
            <text:list-item>
              <text:p text:style-name="P2"><text:span text:style-name="Strong_20_Emphasis">Basketball:</text:span> Played on a court, where two teams aim to score by shooting a ball through a hoop. </text:p>
            </text:list-item>
            <text:list-item>
              <text:p text:style-name="P2"><text:span text:style-name="Strong_20_Emphasis">Rugby:</text:span> Played with an oval-shaped ball, either in union or league formats. </text:p>
            </text:list-item>
            <text:list-item>
              <text:p text:style-name="P2"><text:span text:style-name="Strong_20_Emphasis">Cricket:</text:span> A bat-and-ball game played between two teams of eleven players. </text:p>
            </text:list-item>
            <text:list-item>
              <text:p text:style-name="P2"><text:span text:style-name="Strong_20_Emphasis">Volleyball:</text:span> Teams of six players each try to send the ball over a net and onto the opponent's court. </text:p>
            </text:list-item>
          </text:list>
        </text:list-item>
        <text:list-item>
          <text:p text:style-name="P1"><text:span text:style-name="Strong_20_Emphasis">Individual Sports:</text:span> Sports where a single participant competes. Examples include:</text:p>
          <text:list>
            <text:list-item>
              <text:p text:style-name="P2"><text:span text:style-name="Strong_20_Emphasis">Tennis:</text:span> Played between two players (singles) or two teams of two (doubles), trying to hit the ball over a net into the opponent’s court. </text:p>
            </text:list-item>
            <text:list-item>
              <text:p text:style-name="P2"><text:span text:style-name="Strong_20_Emphasis">Boxing:</text:span> Two athletes fight each other using punches, aiming to knock out the opponent or score points based on their hits. </text:p>
            </text:list-item>
            <text:list-item>
              <text:p text:style-name="P2"><text:span text:style-name="Strong_20_Emphasis">Athletics:</text:span> Includes track and field events such as running, jumping, and throwing. </text:p>
            </text:list-item>
            <text:list-item>
              <text:p text:style-name="P2"><text:span text:style-name="Strong_20_Emphasis">Swimming:</text:span> Competitive races where participants swim specific distances in various styles. </text:p>
            </text:list-item>
            <text:list-item>
              <text:p text:style-name="P2"><text:span text:style-name="Strong_20_Emphasis">Golf:</text:span> A precision sport where players attempt to hit a ball into a series of holes on a course in as few strokes as possible. </text:p>
            </text:list-item>
          </text:list>
        </text:list-item>
        <text:list-item>
          <text:p text:style-name="P1"><text:span text:style-name="Strong_20_Emphasis">Water Sports:</text:span> Sports played in or on water. Examples include:</text:p>
          <text:list>
            <text:list-item>
              <text:p text:style-name="P2"><text:span text:style-name="Strong_20_Emphasis">Rowing:</text:span> Teams or individuals row boats on water. </text:p>
            </text:list-item>
            <text:list-item>
              <text:p text:style-name="P2"><text:span text:style-name="Strong_20_Emphasis">Surfing:</text:span> Riding waves on a board, using balance and skill. </text:p>
            </text:list-item>
            <text:list-item>
              <text:p text:style-name="P2"><text:span text:style-name="Strong_20_Emphasis">Sailing:</text:span> Racing boats powered by wind using sails. </text:p>
            </text:list-item>
          </text:list>
        </text:list-item>
        <text:list-item>
          <text:p text:style-name="P1"><text:span text:style-name="Strong_20_Emphasis">Winter Sports:</text:span> Played on snow or ice. Examples include:</text:p>
          <text:list>
            <text:list-item>
              <text:p text:style-name="P2"><text:span text:style-name="Strong_20_Emphasis">Skiing:</text:span> Involves sliding down snow-covered slopes on skis. </text:p>
            </text:list-item>
            <text:list-item>
              <text:p text:style-name="P2"><text:span text:style-name="Strong_20_Emphasis">Ice Hockey:</text:span> Played on ice rinks with teams trying to score by shooting a puck into the opposing team's goal. </text:p>
            </text:list-item>
            <text:list-item>
              <text:p text:style-name="P1"><text:span text:style-name="Strong_20_Emphasis">Snowboarding:</text:span> Riding a single board down snow-covered slopes. </text:p>
            </text:list-item>
          </text:list>
        </text:list-item>
      </text:list>
      <text:h text:style-name="Heading_20_4" text:outline-level="4"><text:span text:style-name="Strong_20_Emphasis">2. Popular Sports Worldwide</text:span></text:h>
      <text:list text:style-name="L2">
        <text:list-item>
          <text:p text:style-name="P3"><text:span text:style-name="Strong_20_Emphasis">Football (Soccer):</text:span> The most played and watched sport in the world, particularly popular in Europe, South America, and Africa. </text:p>
        </text:list-item>
        <text:list-item>
          <text:p text:style-name="P3"><text:span text:style-name="Strong_20_Emphasis">Basketball:</text:span> Extremely popular in the United States, Europe, and increasingly in Asia. </text:p>
        </text:list-item>
        <text:list-item>
          <text:p text:style-name="P3"><text:span text:style-name="Strong_20_Emphasis">Cricket:</text:span> A major sport in countries like India, England, Australia, and Pakistan. </text:p>
        </text:list-item>
        <text:list-item>
          <text:p text:style-name="P3"><text:span text:style-name="Strong_20_Emphasis">Tennis:</text:span> Popular worldwide, with major tournaments like Wimbledon, the U.S. Open, and the Australian Open. </text:p>
        </text:list-item>
        <text:list-item>
          <text:p text:style-name="P4"><text:soft-page-break/><text:span text:style-name="Strong_20_Emphasis">American Football:</text:span> A staple sport in the United States, with the Super Bowl being one of the largest annual sporting events. </text:p>
        </text:list-item>
      </text:list>
      <text:h text:style-name="Heading_20_4" text:outline-level="4"><text:span text:style-name="Strong_20_Emphasis">3. The Importance of Sports</text:span></text:h>
      <text:list text:style-name="L3">
        <text:list-item>
          <text:p text:style-name="P5"><text:span text:style-name="Strong_20_Emphasis">Physical Health:</text:span> Regular participation in sports helps improve physical fitness, strengthen muscles and bones, and improve cardiovascular health. </text:p>
        </text:list-item>
        <text:list-item>
          <text:p text:style-name="P5"><text:span text:style-name="Strong_20_Emphasis">Mental Health:</text:span> Sports can reduce stress, anxiety, and depression, providing a mental break and improving mood through the release of endorphins. </text:p>
        </text:list-item>
        <text:list-item>
          <text:p text:style-name="P5"><text:span text:style-name="Strong_20_Emphasis">Social Benefits:</text:span> Sports encourage teamwork, communication, and cooperation, allowing players to form bonds and friendships. </text:p>
        </text:list-item>
        <text:list-item>
          <text:p text:style-name="P5"><text:span text:style-name="Strong_20_Emphasis">Discipline and Work Ethic:</text:span> Playing sports teaches important life skills like perseverance, focus, time management, and responsibility. </text:p>
        </text:list-item>
        <text:list-item>
          <text:p text:style-name="P6"><text:span text:style-name="Strong_20_Emphasis">Entertainment:</text:span> Sports provide entertainment for millions, with fans supporting their teams or athletes. </text:p>
        </text:list-item>
      </text:list>
      <text:h text:style-name="Heading_20_4" text:outline-level="4"><text:span text:style-name="Strong_20_Emphasis">4. Major International Sports Events</text:span></text:h>
      <text:list text:style-name="L4">
        <text:list-item>
          <text:p text:style-name="P7"><text:span text:style-name="Strong_20_Emphasis">The Olympics:</text:span> Held every four years (Summer and Winter), featuring athletes from around the world competing in various sports. </text:p>
        </text:list-item>
        <text:list-item>
          <text:p text:style-name="P7"><text:span text:style-name="Strong_20_Emphasis">FIFA World Cup (Football):</text:span> The most prestigious international football tournament, held every four years. </text:p>
        </text:list-item>
        <text:list-item>
          <text:p text:style-name="P7"><text:span text:style-name="Strong_20_Emphasis">Tour de France (Cycling):</text:span> A renowned cycling competition held annually in France. </text:p>
        </text:list-item>
        <text:list-item>
          <text:p text:style-name="P7"><text:span text:style-name="Strong_20_Emphasis">Super Bowl (American Football):</text:span> The annual championship game of the National Football League (NFL) in the U.S. </text:p>
        </text:list-item>
        <text:list-item>
          <text:p text:style-name="P8"><text:span text:style-name="Strong_20_Emphasis">Wimbledon (Tennis):</text:span> One of the four Grand Slam tennis tournaments, held annually in the UK. </text:p>
        </text:list-item>
      </text:list>
      <text:h text:style-name="Heading_20_4" text:outline-level="4"><text:span text:style-name="Strong_20_Emphasis">5. Sports and Culture</text:span></text:h>
      <text:list text:style-name="L5">
        <text:list-item>
          <text:p text:style-name="P9"><text:span text:style-name="Strong_20_Emphasis">National Identity:</text:span> Sports are often closely tied to national pride, with countries coming together to support their teams in international competitions. </text:p>
        </text:list-item>
        <text:list-item>
          <text:p text:style-name="P9"><text:span text:style-name="Strong_20_Emphasis">Traditional Sports:</text:span> Many countries have traditional sports that hold cultural significance, such as sumo in Japan, kabaddi in India, and bullfighting in Spain. </text:p>
        </text:list-item>
        <text:list-item>
          <text:p text:style-name="P10"><text:span text:style-name="Strong_20_Emphasis">Gender and Sports:</text:span> Women’s sports have grown in popularity and recognition, with more female athletes participating in competitive events and gaining visibility. </text:p>
        </text:list-item>
      </text:list>
      <text:h text:style-name="Heading_20_4" text:outline-level="4"><text:span text:style-name="Strong_20_Emphasis">6. Sports Careers</text:span></text:h>
      <text:list text:style-name="L6">
        <text:list-item>
          <text:p text:style-name="P11"><text:span text:style-name="Strong_20_Emphasis">Athletes:</text:span> Professional players in various sports who earn income through their performance and sponsorships. </text:p>
        </text:list-item>
        <text:list-item>
          <text:p text:style-name="P11"><text:span text:style-name="Strong_20_Emphasis">Coaches:</text:span> Experts who guide athletes or teams to success through training, tactics, and strategy. </text:p>
        </text:list-item>
        <text:list-item>
          <text:p text:style-name="P11"><text:span text:style-name="Strong_20_Emphasis">Referees and Officials:</text:span> Individuals who enforce the rules of the sport and ensure fair play during competitions. </text:p>
        </text:list-item>
        <text:list-item>
          <text:p text:style-name="P12"><text:span text:style-name="Strong_20_Emphasis">Sports Management and Marketing:</text:span> Careers focused on organizing events, managing teams, and promoting athletes and sports brands. </text:p>
        </text:list-item>
      </text:list>
      <text:h text:style-name="Heading_20_4" text:outline-level="4"><text:soft-page-break/><text:span text:style-name="Strong_20_Emphasis">7. The Role of Technology in Sports</text:span></text:h>
      <text:list text:style-name="L7">
        <text:list-item>
          <text:p text:style-name="P13"><text:span text:style-name="Strong_20_Emphasis">Equipment Innovation:</text:span> Advanced technology is used to create better, safer, and more efficient sports equipment (e.g., lightweight bikes, high-tech tennis rackets). </text:p>
        </text:list-item>
        <text:list-item>
          <text:p text:style-name="P13"><text:span text:style-name="Strong_20_Emphasis">Performance Tracking:</text:span> Wearables and sensors track performance data such as heart rate, speed, and power output, helping athletes improve their training. </text:p>
        </text:list-item>
        <text:list-item>
          <text:p text:style-name="P13"><text:span text:style-name="Strong_20_Emphasis">Broadcasting:</text:span> Sports media technology allows for live broadcasts, slow-motion replays, and multi-angle views, improving the fan experience. </text:p>
        </text:list-item>
        <text:list-item>
          <text:p text:style-name="P14"><text:span text:style-name="Strong_20_Emphasis">E-Sports:</text:span> Competitive video gaming has become a multi-million-dollar industry with professional players, teams, and tournaments. </text:p>
        </text:list-item>
      </text:list>
      <text:h text:style-name="Heading_20_4" text:outline-level="4"><text:span text:style-name="Strong_20_Emphasis">8. Sports and the Economy</text:span></text:h>
      <text:list text:style-name="L8">
        <text:list-item>
          <text:p text:style-name="P15"><text:span text:style-name="Strong_20_Emphasis">Revenue Generation:</text:span> Sports contribute to the economy through ticket sales, sponsorships, merchandise, and broadcasting rights. </text:p>
        </text:list-item>
        <text:list-item>
          <text:p text:style-name="P15"><text:span text:style-name="Strong_20_Emphasis">Job Creation:</text:span> Sports create jobs in various sectors such as event management, sports media, hospitality, and tourism. </text:p>
        </text:list-item>
        <text:list-item>
          <text:p text:style-name="P16"><text:span text:style-name="Strong_20_Emphasis">Tourism:</text:span> Major sporting events attract international visitors, boosting tourism in the host citi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25:49.020030800</meta:creation-date>
    <dc:date>2025-03-18T20:26:40.101055100</dc:date>
    <meta:editing-duration>PT51S</meta:editing-duration>
    <meta:editing-cycles>1</meta:editing-cycles>
    <meta:document-statistic meta:table-count="0" meta:image-count="0" meta:object-count="0" meta:page-count="3" meta:paragraph-count="58" meta:word-count="850" meta:character-count="5499" meta:non-whitespace-character-count="4712"/>
    <meta:generator>LibreOffice/25.2.1.2$Windows_X86_64 LibreOffice_project/d3abf4aee5fd705e4a92bba33a32f40bc4e56f49</meta:generator>
  </office:meta>
</office:document-meta>
</file>